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4cm" fo:min-width="3.956cm"/>
    </style:style>
    <style:style style:name="gr2" style:family="graphic" style:parent-style-name="standard">
      <style:graphic-properties draw:textarea-horizontal-align="justify" draw:textarea-vertical-align="middle" draw:auto-grow-height="false" fo:min-height="1.306cm" fo:min-width="3.956cm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4.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35cm" fo:min-width="1.85cm"/>
    </style:style>
    <style:style style:name="gr6" style:family="graphic" style:parent-style-name="standard">
      <style:graphic-properties draw:textarea-horizontal-align="justify" draw:textarea-vertical-align="middle" draw:auto-grow-height="false" fo:min-height="0.758cm" fo:min-width="3.40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6.3cm" svg:height="1.8cm" svg:x="7.2cm" svg:y="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3cm" svg:height="2.2cm" svg:x="7.4cm" svg:y="26.5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5.3cm" svg:height="1.2cm" svg:x="7.7cm" svg:y="4.1cm">
          <text:p text:style-name="P1">Suma = 0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0.35cm" svg:y1="2.8cm" svg:x2="10.35cm" svg:y2="4.1cm" draw:start-shape="id1" draw:start-glue-point="8" draw:end-shape="id2" draw:end-glue-point="0" svg:d="M10350 2800v1300" svg:viewBox="0 0 1 1301">
          <text:p/>
        </draw:connector>
        <draw:custom-shape draw:style-name="gr3" draw:text-style-name="P1" xml:id="id3" draw:id="id3" draw:layer="layout" svg:width="5.3cm" svg:height="1.2cm" svg:x="7.7cm" svg:y="6.4cm">
          <text:p text:style-name="P1">i = 0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0.35cm" svg:y1="5.3cm" svg:x2="10.35cm" svg:y2="6.4cm" draw:start-shape="id2" draw:start-glue-point="2" draw:end-shape="id3" draw:end-glue-point="0" svg:d="M10350 5300v1100" svg:viewBox="0 0 1 1101">
          <text:p/>
        </draw:connector>
        <draw:custom-shape draw:style-name="gr5" draw:text-style-name="P1" xml:id="id4" draw:id="id4" draw:layer="layout" svg:width="4.7cm" svg:height="3.2cm" svg:x="8cm" svg:y="8.6cm">
          <text:p text:style-name="P1">i &lt; 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draw:type="line" svg:x1="10.35cm" svg:y1="7.6cm" svg:x2="10.35cm" svg:y2="8.6cm" draw:start-shape="id3" draw:start-glue-point="2" draw:end-shape="id4" draw:end-glue-point="4" svg:d="M10350 7600v1000" svg:viewBox="0 0 1 1001">
          <text:p/>
        </draw:connector>
        <draw:custom-shape draw:style-name="gr6" draw:text-style-name="P1" draw:layer="layout" svg:width="6.2cm" svg:height="1.6cm" svg:x="12.7cm" svg:y="12.1cm">
          <text:p text:style-name="P1">Pobierz liczb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7T12:30:12.755899103</meta:creation-date>
    <meta:generator>LibreOffice/6.0.7.3$Linux_X86_64 LibreOffice_project/00m0$Build-3</meta:generator>
    <dc:date>2019-11-07T12:35:53.686810042</dc:date>
    <meta:editing-duration>PT5M40S</meta:editing-duration>
    <meta:editing-cycles>2</meta:editing-cycles>
    <meta:document-statistic meta:object-count="9"/>
  </office:meta>
</office:document-meta>
</file>